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0f8b" officeooo:paragraph-rsid="00120f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"/>TULASKING</text:p>
      <text:p text:style-name="P1"/>
      <text:p text:style-name="P1">******************</text:p>
      <text:p text:style-name="P1">TIKET DE COMPRA</text:p>
      <text:p text:style-name="P1">******************</text:p>
      <text:p text:style-name="P1">Direccion del local</text:p>
      <text:p text:style-name="P1">telefono + nif</text:p>
      <text:p text:style-name="P1">fecha + hora <text:s/>+ numero de empleado<text:tab/></text:p>
      <text:p text:style-name="P1">********************</text:p>
      <text:p text:style-name="P1">cantidad + nombre del producto + coste del producto</text:p>
      <text:p text:style-name="P1"/>
      <text:p text:style-name="P1">TOTAL: total de la compra</text:p>
      <text:p text:style-name="P1">total sin iva</text:p>
      <text:p text:style-name="P1">importe de iva</text:p>
      <text:p text:style-name="P1">***********************</text:p>
      <text:p text:style-name="P1">pago con tarjeta / efectivo + importe</text:p>
      <text:p text:style-name="P1">cambio</text:p>
      <text:p text:style-name="P1">***********************</text:p>
      <text:p text:style-name="P1">VUELVA PRONTO :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6T19:26:47.652000000</meta:creation-date>
    <dc:date>2023-02-26T19:37:27.766000000</dc:date>
    <meta:editing-duration>PT29S</meta:editing-duration>
    <meta:editing-cycles>1</meta:editing-cycles>
    <meta:document-statistic meta:table-count="0" meta:image-count="0" meta:object-count="0" meta:page-count="1" meta:paragraph-count="17" meta:word-count="53" meta:character-count="361" meta:non-whitespace-character-count="318"/>
    <meta:generator>LibreOffice/7.3.3.2$Windows_X86_64 LibreOffice_project/d1d0ea68f081ee2800a922cac8f79445e4603348</meta:generator>
  </office:meta>
</office:document-meta>
</file>